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53b" officeooo:paragraph-rsid="0004753b"/>
    </style:style>
    <style:style style:name="P2" style:family="paragraph" style:parent-style-name="Standard" style:list-style-name="L1">
      <style:text-properties officeooo:rsid="0004753b" officeooo:paragraph-rsid="0004753b"/>
    </style:style>
    <style:style style:name="P3" style:family="paragraph" style:parent-style-name="Standard" style:list-style-name="L2">
      <style:text-properties officeooo:rsid="0004753b" officeooo:paragraph-rsid="0004753b"/>
    </style:style>
    <style:style style:name="P4" style:family="paragraph" style:parent-style-name="Standard" style:list-style-name="L3">
      <style:text-properties officeooo:rsid="0004753b" officeooo:paragraph-rsid="0004753b"/>
    </style:style>
    <style:style style:name="P5" style:family="paragraph" style:parent-style-name="Standard" style:list-style-name="L4">
      <style:text-properties officeooo:rsid="0004753b" officeooo:paragraph-rsid="0005784c"/>
    </style:style>
    <style:style style:name="P6" style:family="paragraph" style:parent-style-name="Standard">
      <style:text-properties officeooo:rsid="0005784c" officeooo:paragraph-rsid="0005784c"/>
    </style:style>
    <style:style style:name="T1" style:family="text">
      <style:text-properties officeooo:rsid="000645cb"/>
    </style:style>
    <style:style style:name="T2" style:family="text">
      <style:text-properties officeooo:rsid="0007eb7e"/>
    </style:style>
    <style:style style:name="T3" style:family="text">
      <style:text-properties officeooo:rsid="00083a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alités disponibles <text:span text:style-name="T2">dans l’application</text:span>: <text:span text:style-name="T3">(Prio 1 – 2 - 3)</text:span></text:p>
      <text:p text:style-name="P1"/>
      <text:p text:style-name="P6">Visiteur :</text:p>
      <text:list xml:id="list2681652850" text:style-name="L4">
        <text:list-item>
          <text:p text:style-name="P5">Inscription <text:span text:style-name="T1">en tant que Prestataire ou Internaute</text:span></text:p>
        </text:list-item>
      </text:list>
      <text:p text:style-name="P1"/>
      <text:p text:style-name="P1">Visiteur &amp; Internaute &amp; Prestataire:</text:p>
      <text:list xml:id="list162002111" text:style-name="L1">
        <text:list-item>
          <text:p text:style-name="P2">Consulter les catégories de service</text:p>
        </text:list-item>
        <text:list-item>
          <text:p text:style-name="P2">Rechercher un prestataire sur base de plusieurs critères (services proposés, nom, code postal, commune, localité)</text:p>
        </text:list-item>
        <text:list-item>
          <text:p text:style-name="P2">Consulter la fiche d’un prestataire</text:p>
          <text:list>
            <text:list-item>
              <text:p text:style-name="P2">Informations générales</text:p>
            </text:list-item>
            <text:list-item>
              <text:p text:style-name="P2">Promotions</text:p>
            </text:list-item>
            <text:list-item>
              <text:p text:style-name="P2">Stages</text:p>
            </text:list-item>
            <text:list-item>
              <text:p text:style-name="P2">Services proposés</text:p>
            </text:list-item>
            <text:list-item>
              <text:p text:style-name="P2">Galerie</text:p>
            </text:list-item>
          </text:list>
        </text:list-item>
      </text:list>
      <text:p text:style-name="P1"/>
      <text:p text:style-name="P1">Internaute &amp; Prestataire :</text:p>
      <text:list xml:id="list2674234334" text:style-name="L2">
        <text:list-item>
          <text:p text:style-name="P3">Modifier ses informations</text:p>
        </text:list-item>
      </text:list>
      <text:p text:style-name="P1"/>
      <text:p text:style-name="P1">Prestataire :</text:p>
      <text:list xml:id="list2427503749" text:style-name="L3">
        <text:list-item>
          <text:p text:style-name="P4">Ajouter un services</text:p>
        </text:list-item>
        <text:list-item>
          <text:p text:style-name="P4">Supprimer un service</text:p>
        </text:list-item>
        <text:list-item>
          <text:p text:style-name="P4">Proposer une catégorie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9:29:09.887000000</meta:creation-date>
    <meta:generator>LibreOffice/7.0.4.2$Windows_X86_64 LibreOffice_project/dcf040e67528d9187c66b2379df5ea4407429775</meta:generator>
    <dc:date>2022-03-20T14:05:38.694000000</dc:date>
    <meta:editing-duration>PT4H36M53S</meta:editing-duration>
    <meta:editing-cycles>5</meta:editing-cycles>
    <meta:document-statistic meta:table-count="0" meta:image-count="0" meta:object-count="0" meta:page-count="1" meta:paragraph-count="18" meta:word-count="86" meta:character-count="542" meta:non-whitespace-character-count="486"/>
  </office:meta>
</office:document-meta>
</file>